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ktiv-grotesk" svg:font-family="aktiv-grotesk, sans-serif"/>
    <style:font-face style:name="inherit" svg:font-family="inherit"/>
  </office:font-face-decls>
  <office:automatic-styles>
    <style:style style:name="P1" style:family="paragraph" style:parent-style-name="Heading_20_1">
      <style:paragraph-properties fo:margin-left="0in" fo:margin-right="0in" fo:margin-top="0.2083in" fo:margin-bottom="0.1043in" style:contextual-spacing="false" fo:line-height="110%" fo:orphans="2" fo:widows="2" fo:text-indent="0in" style:auto-text-indent="false"/>
      <style:text-properties fo:font-variant="normal" fo:text-transform="none" fo:color="#333333" loext:opacity="100%" style:font-name="aktiv-grotesk" fo:font-size="21pt" fo:letter-spacing="normal" fo:font-style="normal" fo:font-weight="normal" style:font-size-asian="24pt" style:font-size-complex="24pt"/>
    </style:style>
    <style:style style:name="P2" style:family="paragraph" style:parent-style-name="Heading_20_3">
      <style:paragraph-properties fo:margin-left="0.3126in" fo:margin-right="0in" fo:margin-top="0.3126in" fo:margin-bottom="0.2083in" style:contextual-spacing="false" fo:line-height="110%" fo:orphans="2" fo:widows="2" fo:text-indent="0in" style:auto-text-indent="false"/>
      <style:text-properties fo:font-variant="normal" fo:text-transform="none" fo:color="#333333" loext:opacity="100%" style:font-name="inherit" fo:font-size="18pt" fo:letter-spacing="normal" fo:font-style="normal" fo:font-weight="bold"/>
    </style:style>
    <style:style style:name="P3" style:family="paragraph" style:parent-style-name="Heading_20_4">
      <style:paragraph-properties fo:margin-left="0.3126in" fo:margin-right="0in" fo:margin-top="0.1043in" fo:margin-bottom="0.1043in" style:contextual-spacing="false" fo:line-height="110%" fo:orphans="2" fo:widows="2" fo:text-indent="0in" style:auto-text-indent="false"/>
      <style:text-properties fo:font-variant="normal" fo:text-transform="none" fo:color="#333333" loext:opacity="100%" style:font-name="inherit" fo:font-size="13.5pt" fo:letter-spacing="normal" fo:font-style="normal" fo:font-weight="bold"/>
    </style:style>
    <style:style style:name="P4" style:family="paragraph" style:parent-style-name="Text_20_body">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5" style:family="paragraph" style:parent-style-name="Text_20_body" style:list-style-name="L2">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10.5pt" fo:letter-spacing="normal" fo:font-style="normal" fo:font-weight="normal"/>
    </style:style>
    <style:style style:name="P6" style:family="paragraph" style:parent-style-name="Text_20_body" style:list-style-name="L1">
      <style:paragraph-properties fo:margin-left="0.3126in" fo:margin-right="0in" fo:margin-top="0.1043in" fo:margin-bottom="0.1043in" style:contextual-spacing="false" fo:orphans="2" fo:widows="2" fo:text-indent="0in" style:auto-text-indent="false"/>
    </style:style>
    <style:style style:name="P7" style:family="paragraph" style:parent-style-name="Text_20_body" style:list-style-name="L2">
      <style:paragraph-properties fo:margin-left="0.3126in" fo:margin-right="0in" fo:margin-top="0in" fo:margin-bottom="0.1043in" style:contextual-spacing="false" fo:orphans="2" fo:widows="2" fo:text-indent="0in" style:auto-text-indent="false"/>
    </style:style>
    <style:style style:name="P8" style:family="paragraph" style:parent-style-name="Text_20_body">
      <style:paragraph-properties fo:margin-left="0.3126in" fo:margin-right="0in" fo:margin-top="0in" fo:margin-bottom="0.1043in" style:contextual-spacing="false" fo:orphans="2" fo:widows="2" fo:text-indent="0in" style:auto-text-indent="false"/>
    </style:style>
    <style:style style:name="P9" style:family="paragraph" style:parent-style-name="Text_20_body" style:list-style-name="L3">
      <style:paragraph-properties fo:margin-left="0.3126in" fo:margin-right="0in" fo:margin-top="0.1043in" fo:margin-bottom="0.1043in" style:contextual-spacing="false" fo:orphans="2" fo:widows="2" fo:text-indent="0in" style:auto-text-indent="false"/>
    </style:style>
    <style:style style:name="P10" style:family="paragraph" style:parent-style-name="Text_20_body" style:list-style-name="L4">
      <style:paragraph-properties fo:margin-left="0.3126in" fo:margin-right="0in" fo:margin-top="0in" fo:margin-bottom="0.1043in" style:contextual-spacing="false" fo:orphans="2" fo:widows="2" fo:text-indent="0in" style:auto-text-indent="false"/>
    </style:style>
    <style:style style:name="P11" style:family="paragraph" style:parent-style-name="Text_20_body" style:list-style-name="L5">
      <style:paragraph-properties fo:margin-left="0.3126in" fo:margin-right="0in" fo:margin-top="0in" fo:margin-bottom="0.1043in" style:contextual-spacing="false" fo:orphans="2" fo:widows="2" fo:text-indent="0in" style:auto-text-indent="false"/>
    </style:style>
    <style:style style:name="P12" style:family="paragraph" style:parent-style-name="Text_20_body" style:list-style-name="L6">
      <style:paragraph-properties fo:margin-left="0.3126in" fo:margin-right="0in" fo:margin-top="0.1043in" fo:margin-bottom="0.1043in" style:contextual-spacing="false" fo:orphans="2" fo:widows="2" fo:text-indent="0in" style:auto-text-indent="false"/>
    </style:style>
    <style:style style:name="P13" style:family="paragraph" style:parent-style-name="Text_20_body" style:list-style-name="L7">
      <style:paragraph-properties fo:margin-left="0.3126in" fo:margin-right="0in" fo:margin-top="0.1043in" fo:margin-bottom="0.1043in" style:contextual-spacing="false" fo:orphans="2" fo:widows="2" fo:text-indent="0in" style:auto-text-indent="false"/>
    </style:style>
    <style:style style:name="T1" style:family="text">
      <style:text-properties fo:font-variant="normal" fo:text-transform="none" fo:color="#333333" loext:opacity="100%" style:font-name="aktiv-grotesk" fo:font-size="10.5pt" fo:letter-spacing="normal" fo:font-style="normal" fo:font-weight="bold"/>
    </style:style>
    <style:style style:name="T2" style:family="text">
      <style:text-properties fo:font-variant="normal" fo:text-transform="none" fo:color="#333333" loext:opacity="100%" style:font-name="aktiv-grotesk" fo:font-size="10.5pt" fo:letter-spacing="normal" fo:font-style="normal" fo:font-weight="normal"/>
    </style:style>
    <style:style style:name="T3"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rging Branches and Handling Conflicts in Git</text:h>
      <text:h text:style-name="P2" text:outline-level="3">Introduction to Merging</text:h>
      <text:p text:style-name="P4">Merging is a fundamental Git operation that allows you to combine the history of separate branches into one. In most workflows, merging is used to integrate the work completed in a feature branch back into the main branch once development is complete. Understanding how to merge branches is crucial for maintaining a coherent and unified project history.</text:p>
      <text:h text:style-name="P3" text:outline-level="4">What is Merging?</text:h>
      <text:list xml:id="list2929193657" text:style-name="L1">
        <text:list-item>
          <text:p text:style-name="P6"><text:span text:style-name="Strong_20_Emphasis"><text:span text:style-name="T1">Integration</text:span></text:span><text:span text:style-name="T2">: Merging takes the changes from one branch (source) and integrates them into another (target), typically the main branch.</text:span></text:p>
        </text:list-item>
        <text:list-item>
          <text:p text:style-name="P6"><text:span text:style-name="Strong_20_Emphasis"><text:span text:style-name="T1">Non-Destructive Operation</text:span></text:span><text:span text:style-name="T2">: The source branch’s history remains intact after the merge, allowing for continued development or preservation.</text:span></text:p>
        </text:list-item>
      </text:list>
      <text:h text:style-name="P2" text:outline-level="3">How to Merge Branches</text:h>
      <text:list xml:id="list2960153989" text:style-name="L2">
        <text:list-item>
          <text:p text:style-name="P7"><text:span text:style-name="Strong_20_Emphasis"><text:span text:style-name="T1">Ensure you’re on the target branch</text:span></text:span><text:span text:style-name="T2"> where you want to integrate the changes. If you’re merging into </text:span><text:span text:style-name="Source_20_Text"><text:span text:style-name="T3">main</text:span></text:span><text:span text:style-name="T2">, you should switch to </text:span><text:span text:style-name="Source_20_Text"><text:span text:style-name="T3">main</text:span></text:span><text:span text:style-name="T2">: </text:span><text:span text:style-name="Source_20_Text"><text:span text:style-name="T3">git checkout main</text:span></text:span></text:p>
        </text:list-item>
        <text:list-item>
          <text:p text:style-name="P7"><text:span text:style-name="Strong_20_Emphasis"><text:span text:style-name="T1">Merge the source branch</text:span></text:span><text:span text:style-name="T2"> into your current branch (e.g., merging </text:span><text:span text:style-name="Source_20_Text"><text:span text:style-name="T3">feature-x</text:span></text:span><text:span text:style-name="T2"> into </text:span><text:span text:style-name="Source_20_Text"><text:span text:style-name="T3">main</text:span></text:span><text:span text:style-name="T2">): </text:span><text:span text:style-name="Source_20_Text"><text:span text:style-name="T3">git merge feature-x</text:span></text:span></text:p>
        </text:list-item>
        <text:list-item>
          <text:p text:style-name="P5">If the merge is successful without conflicts, Git will auto-create a merge commit if necessary, combining the histories of the merged branches.</text:p>
        </text:list-item>
      </text:list>
      <text:h text:style-name="P2" text:outline-level="3">Handling Merge Conflicts</text:h>
      <text:p text:style-name="P4">Not all merges go smoothly. Sometimes, Git can’t automatically reconcile differences between the two branches, leading to merge conflicts. Conflicts typically occur when the same part of a file has been differently modified in both branches.</text:p>
      <text:h text:style-name="P3" text:outline-level="4">Identifying Merge Conflicts</text:h>
      <text:p text:style-name="P8"><text:span text:style-name="T2">When Git encounters a conflict during a merge, it will pause the operation, allowing you to resolve the conflict. Git modifies the affected files to visually show the conflicting changes, marking the start and end of each section with </text:span><text:span text:style-name="Source_20_Text"><text:span text:style-name="T3">&lt;&lt;&lt;&lt;&lt;&lt;&lt;</text:span></text:span><text:span text:style-name="T2">, </text:span><text:span text:style-name="Source_20_Text"><text:span text:style-name="T3">=======</text:span></text:span><text:span text:style-name="T2">, and </text:span><text:span text:style-name="Source_20_Text"><text:span text:style-name="T3">&gt;&gt;&gt;&gt;&gt;&gt;&gt;</text:span></text:span><text:span text:style-name="T2">.</text:span></text:p>
      <text:h text:style-name="P2" text:outline-level="3"><text:soft-page-break/>Resolving Merge Conflicts</text:h>
      <text:p text:style-name="P4">When Git cannot automatically merge changes from different branches due to conflicting modifications, it halts the merge process, requiring manual intervention to resolve the conflicts. Here’s how to navigate this process effectively:</text:p>
      <text:h text:style-name="P3" text:outline-level="4">Step 1: Identifying Conflicts</text:h>
      <text:p text:style-name="P4">After attempting a merge that results in conflicts, Git will notify you which files are affected. Begin by opening these files in your text editor or IDE to locate the conflict markers.</text:p>
      <text:h text:style-name="P3" text:outline-level="4">Step 2: Understanding Conflict Markers</text:h>
      <text:p text:style-name="P4">Within the conflicted file(s), Git uses specific markers to indicate the conflicting sections:</text:p>
      <text:list xml:id="list1643694943" text:style-name="L3">
        <text:list-item>
          <text:p text:style-name="P9"><text:span text:style-name="Source_20_Text"><text:span text:style-name="T3">&lt;&lt;&lt;&lt;&lt;&lt;&lt; HEAD</text:span></text:span><text:span text:style-name="T2">: Marks the beginning of the conflicting changes from the current branch (the one you’re merging into).</text:span></text:p>
        </text:list-item>
        <text:list-item>
          <text:p text:style-name="P9"><text:span text:style-name="Source_20_Text"><text:span text:style-name="T3">=======</text:span></text:span><text:span text:style-name="T2">: Divides your changes from the changes in the other branch.</text:span></text:p>
        </text:list-item>
        <text:list-item>
          <text:p text:style-name="P9"><text:span text:style-name="Source_20_Text"><text:span text:style-name="T3">&gt;&gt;&gt;&gt;&gt;&gt;&gt; [other branch name]</text:span></text:span><text:span text:style-name="T2">: Marks the end of the conflicting changes from the other branch (the one you’re merging from).</text:span></text:p>
        </text:list-item>
      </text:list>
      <text:h text:style-name="P3" text:outline-level="4">Step 3: Resolving the Conflict</text:h>
      <text:list xml:id="list880491174" text:style-name="L4">
        <text:list-item>
          <text:p text:style-name="P10"><text:span text:style-name="Strong_20_Emphasis"><text:span text:style-name="T1">Review the Conflicts</text:span></text:span><text:span text:style-name="T2">: Carefully examine the code between the conflict markers. Understand the changes from both branches and decide how to integrate them.</text:span></text:p>
        </text:list-item>
        <text:list-item>
          <text:p text:style-name="P10"><text:span text:style-name="Strong_20_Emphasis"><text:span text:style-name="T1">Edit the File</text:span></text:span><text:span text:style-name="T2">: Make the necessary modifications to resolve the conflict. This may involve choosing one set of changes over the other, merging the changes manually, or even creating a new solution that incorporates elements of both.</text:span></text:p>
        </text:list-item>
        <text:list-item>
          <text:p text:style-name="P10"><text:span text:style-name="Strong_20_Emphasis"><text:span text:style-name="T1">Remove the Conflict Markers</text:span></text:span><text:span text:style-name="T2">: After you’ve edited the file to your satisfaction, delete the </text:span><text:span text:style-name="Source_20_Text"><text:span text:style-name="T3">&lt;&lt;&lt;&lt;&lt;&lt;&lt;</text:span></text:span><text:span text:style-name="T2">, </text:span><text:span text:style-name="Source_20_Text"><text:span text:style-name="T3">=======</text:span></text:span><text:span text:style-name="T2">, and </text:span><text:span text:style-name="Source_20_Text"><text:span text:style-name="T3">&gt;&gt;&gt;&gt;&gt;&gt;&gt;</text:span></text:span><text:span text:style-name="T2"> markers. The file should now look exactly how you want it after the merge.</text:span></text:p>
        </text:list-item>
        <text:list-item>
          <text:p text:style-name="P10"><text:span text:style-name="Strong_20_Emphasis"><text:span text:style-name="T1">Test Your Changes</text:span></text:span><text:span text:style-name="T2">: Before finalizing the merge, it’s crucial to test your code to ensure that your resolutions didn’t introduce any errors.</text:span></text:p>
        </text:list-item>
      </text:list>
      <text:h text:style-name="P3" text:outline-level="4">Step 4: Finalizing the Resolution</text:h>
      <text:list xml:id="list1872448461" text:style-name="L5">
        <text:list-item>
          <text:p text:style-name="P11"><text:span text:style-name="Strong_20_Emphasis"><text:span text:style-name="T1">Add the Resolved Files</text:span></text:span><text:span text:style-name="T2">: Once you’re confident in your resolution, stage the changes for commit by using: </text:span><text:span text:style-name="Source_20_Text"><text:span text:style-name="T3">git add &lt;file-name&gt; </text:span></text:span><text:span text:style-name="T2">Repeat this for each file you’ve resolved.</text:span></text:p>
        </text:list-item>
        <text:list-item>
          <text:p text:style-name="P11"><text:span text:style-name="Strong_20_Emphasis"><text:span text:style-name="T1">Complete the Merge</text:span></text:span><text:span text:style-name="T2">: With all conflicts resolved and the changes staged, complete the merge by committing: </text:span><text:span text:style-name="Source_20_Text"><text:span text:style-name="T3">git commit </text:span></text:span><text:span text:style-name="T2">Git will prompt you to enter a commit message for the merge. The default message typically includes a brief </text:span><text:soft-page-break/><text:span text:style-name="T2">note about the conflict resolution. You can edit this message to add any additional context if necessary.</text:span></text:p>
        </text:list-item>
        <text:list-item>
          <text:p text:style-name="P11"><text:span text:style-name="Strong_20_Emphasis"><text:span text:style-name="T1">Verify the Merge</text:span></text:span><text:span text:style-name="T2">: Use </text:span><text:span text:style-name="Source_20_Text"><text:span text:style-name="T3">git log</text:span></text:span><text:span text:style-name="T2"> or other tools to ensure that the merge commit looks correct and all branches have been integrated as intended.</text:span></text:p>
        </text:list-item>
      </text:list>
      <text:h text:style-name="P2" text:outline-level="3">Practical Example for you to try out</text:h>
      <text:list xml:id="list27037074" text:style-name="L6">
        <text:list-item>
          <text:p text:style-name="P12"><text:span text:style-name="Strong_20_Emphasis"><text:span text:style-name="T1">Create a Conflict</text:span></text:span><text:span text:style-name="T2">: On two separate branches, make different changes to the same part of the same file.</text:span></text:p>
        </text:list-item>
        <text:list-item>
          <text:p text:style-name="P12"><text:span text:style-name="Strong_20_Emphasis"><text:span text:style-name="T1">Attempt to Merge</text:span></text:span><text:span text:style-name="T2">: Merge one branch into the other and observe the conflict.</text:span></text:p>
        </text:list-item>
        <text:list-item>
          <text:p text:style-name="P12"><text:span text:style-name="Strong_20_Emphasis"><text:span text:style-name="T1">Resolve the Conflict</text:span></text:span><text:span text:style-name="T2">: Follow the steps to resolve the conflict, then complete the merge.</text:span></text:p>
        </text:list-item>
      </text:list>
      <text:h text:style-name="P3" text:outline-level="4">Best Practices for Conflict Resolution</text:h>
      <text:list xml:id="list1713714043" text:style-name="L7">
        <text:list-item>
          <text:p text:style-name="P13"><text:span text:style-name="Strong_20_Emphasis"><text:span text:style-name="T1">Communicate</text:span></text:span><text:span text:style-name="T2">: If you’re unsure about how to resolve a conflict, discuss it with your team. Sometimes, the original code author can provide valuable insight.</text:span></text:p>
        </text:list-item>
        <text:list-item>
          <text:p text:style-name="P13"><text:span text:style-name="Strong_20_Emphasis"><text:span text:style-name="T1">Stay Updated</text:span></text:span><text:span text:style-name="T2">: Regularly pull changes from the main branch into your feature branch to minimize conflicts.</text:span></text:p>
        </text:list-item>
        <text:list-item>
          <text:p text:style-name="P13"><text:span text:style-name="Strong_20_Emphasis"><text:span text:style-name="T1">Use GUI Tools</text:span></text:span><text:span text:style-name="T2">: If you’re uncomfortable resolving conflicts from the command line, consider using a graphical tool or IDE that provides a more visual interface for conflict resolution.</text:span></text:p>
        </text:list-item>
      </text:list>
      <text:h text:style-name="P2" text:outline-level="3">Conclusion</text:h>
      <text:p text:style-name="P4">Merging is a powerful feature that facilitates the integration of separate development efforts into a cohesive project. While merge conflicts can be a common occurrence in collaborative environments, understanding how to resolve them ensures smooth project progress. By mastering merging and conflict resolution, you’ll enhance your ability to contribute effectively to any Git-managed project.</text:p>
      <text:p text:style-name="P4">Happy mergin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ktiv-grotesk" svg:font-family="aktiv-grotesk,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01:58:35.377595477</meta:creation-date>
    <dc:date>2024-08-28T01:59:04.650320856</dc:date>
    <meta:editing-duration>PT30S</meta:editing-duration>
    <meta:editing-cycles>1</meta:editing-cycles>
    <meta:document-statistic meta:table-count="0" meta:image-count="0" meta:object-count="0" meta:page-count="3" meta:paragraph-count="43" meta:word-count="830" meta:character-count="5245" meta:non-whitespace-character-count="4479"/>
    <meta:generator>LibreOffice/7.3.7.2$Linux_X86_64 LibreOffice_project/30$Build-2</meta:generator>
  </office:meta>
</office:document-meta>
</file>